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Kende" svg:font-family="Kend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/>
    </style:style>
    <style:style style:name="P2" style:family="paragraph" style:parent-style-name="normal" style:master-page-name="Standard">
      <style:paragraph-properties style:page-number="1"/>
      <style:text-properties officeooo:paragraph-rsid="0016d8d5"/>
    </style:style>
    <style:style style:name="T1" style:family="text">
      <style:text-properties officeooo:rsid="0014e92e"/>
    </style:style>
  </office:automatic-styles>
  <office:body>
    <office:text>
      <text:tracked-changes>
        <text:changed-region xml:id="ct94571509176096" text:id="ct94571509176096">
          <text:insertion>
            <office:change-info>
              <dc:creator>Unknown Author</dc:creator>
              <dc:date>2022-08-03T14:40:22</dc:date>
            </office:change-info>
          </text:insertion>
        </text:changed-region>
        <text:changed-region xml:id="ct94571509160224" text:id="ct94571509160224">
          <text:deletion>
            <office:change-info>
              <dc:creator>Unknown Author</dc:creator>
              <dc:date>2022-08-03T14:40:13</dc:date>
            </office:change-info>
            <text:p text:style-name="P2"><text:span text:style-name="T1">dolor sit 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Lorem </text:span><text:change-start text:change-id="ct94571509176096"/><text:span text:style-name="T1">dolor sit </text:span><text:change-end text:change-id="ct94571509176096"/><text:span text:style-name="T1">ipsum </text:span><text:change text:change-id="ct94571509160224"/><text:span text:style-name="T1">ame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Calibri" svg:font-family="Calibri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Georgia" svg:font-family="Georgia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Kende" svg:font-family="Kend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fi" fo:country="FI" style:letter-kerning="false" style:font-name-asian="Calibri2" style:font-size-asian="11pt" style:language-asian="zh" style:country-asian="CN" style:font-name-complex="Calibri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1" fo:font-size="11pt" fo:language="fi" fo:country="FI" style:letter-kerning="false" style:font-name-asian="Calibri2" style:font-size-asian="11pt" style:language-asian="zh" style:country-asian="CN" style:font-name-complex="Calibri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Kende" style:font-family-complex="Kend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Kende" style:font-family-complex="Kend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ende" style:font-family-complex="Kend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Kende" style:font-family-complex="Kende" style:language-complex="zxx" style:country-complex="none"/>
    </style:style>
    <style:style style:name="normal" style:family="paragraph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141cm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1" fo:font-family="Georgia" style:font-family-generic="roman" style:font-pitch="variable" fo:font-size="24pt" fo:font-style="italic" style:font-name-asian="Georgia2" style:font-family-asian="Georgia" style:font-family-generic-asian="system" style:font-pitch-asian="variable" style:font-size-asian="24pt" style:font-style-asian="italic" style:font-name-complex="Georgia" style:font-family-complex="Georgia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Line_20_numbering" style:display-name="Line numbering" style:family="text"/>
    <style:style style:name="_5f__5f_XXX_5f__5f__5f_invalid" style:display-name="__XXX___invalid" style:family="text"/>
    <text:outline-style style:name="Outline">
      <text:outline-level-style text:level="1" text:style-name="_5f__5f_XXX_5f__5f__5f_invalid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_5f__5f_XXX_5f__5f__5f_invalid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_5f__5f_XXX_5f__5f__5f_invalid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_5f__5f_XXX_5f__5f__5f_invalid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_5f__5f_XXX_5f__5f__5f_invalid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_5f__5f_XXX_5f__5f__5f_invalid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_5f__5f_XXX_5f__5f__5f_invalid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_5f__5f_XXX_5f__5f__5f_invalid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_5f__5f_XXX_5f__5f__5f_invalid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_5f__5f_XXX_5f__5f__5f_invalid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>
        <style:tab-stops>
          <style:tab-stop style:position="8.5cm" style:type="center"/>
          <style:tab-stop style:position="17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Calibri1" fo:font-size="11pt" fo:font-style="normal" style:text-underline-style="none" fo:font-weight="normal" fo:background-color="transparent" style:font-name-asian="Calibri2" style:font-size-asian="11pt" style:font-style-asian="normal" style:font-weight-asian="normal" style:font-name-complex="Calibri" style:font-size-complex="11pt"/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  <style:master-page style:name="First_20_Page" style:display-name="First Page" style:page-layout-name="Mpm2" draw:style-name="Mdp1" style:next-style-name="Standard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Dev/7.5.0.0.alpha0$Linux_X86_64 LibreOffice_project/e16eae64b1019fd3db5528f02e01616ac9e76bfc</meta:generator>
    <dc:date>2022-08-03T14:40:41.208156906</dc:date>
    <meta:editing-duration>PT5M8S</meta:editing-duration>
    <meta:editing-cycles>5</meta:editing-cycles>
    <meta:document-statistic meta:table-count="0" meta:image-count="0" meta:object-count="0" meta:page-count="1" meta:paragraph-count="1" meta:word-count="5" meta:character-count="27" meta:non-whitespace-character-count="23"/>
  </office:meta>
</office:document-meta>
</file>